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105a4"/>
    </style:style>
    <style:style style:name="T2" style:family="text">
      <style:text-properties fo:language="en" fo:country="US" officeooo:rsid="001105a4"/>
    </style:style>
    <style:style style:name="T3" style:family="text">
      <style:text-properties fo:language="cs" fo:country="CZ" officeooo:rsid="00110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uler maruyama – <text:span text:style-name="T1">metoda diskretizace SDE (Stochastic Differential Equation)</text:span></text:p>
      <text:p text:style-name="Standard"/>
      <text:p text:style-name="Standard"><text:a xlink:type="simple" xlink:href="https://people.maths.ox.ac.uk/erban/cupbook/" text:style-name="Internet_20_link" text:visited-style-name="Visited_20_Internet_20_Link">https://people.maths.ox.ac.uk/erban/cupbook/</text:a> - <text:span text:style-name="T1">sekce Chapter 3 obsahuje MATLAB kódy </text:span><text:span text:style-name="T2">k metod</text:span><text:span text:style-name="T3">ě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6:05:19.363434700</meta:creation-date>
    <dc:date>2025-12-17T16:07:08.034103000</dc:date>
    <meta:editing-duration>PT1M50S</meta:editing-duration>
    <meta:editing-cycles>1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2" meta:word-count="18" meta:character-count="167" meta:non-whitespace-character-count="150"/>
  </office:meta>
</office:document-meta>
</file>